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cf29" officeooo:paragraph-rsid="0011cf29"/>
    </style:style>
    <style:style style:name="P2" style:family="paragraph" style:parent-style-name="Standard">
      <style:text-properties officeooo:rsid="0011cf29" officeooo:paragraph-rsid="001366e4"/>
    </style:style>
    <style:style style:name="P3" style:family="paragraph" style:parent-style-name="Standard">
      <style:text-properties officeooo:rsid="0012e427" officeooo:paragraph-rsid="0012e427"/>
    </style:style>
    <style:style style:name="P4" style:family="paragraph" style:parent-style-name="Standard">
      <style:text-properties officeooo:rsid="0012e427" officeooo:paragraph-rsid="001366e4"/>
    </style:style>
    <style:style style:name="P5" style:family="paragraph" style:parent-style-name="Standard">
      <style:text-properties officeooo:rsid="001366e4" officeooo:paragraph-rsid="001366e4"/>
    </style:style>
    <style:style style:name="T1" style:family="text">
      <style:text-properties officeooo:rsid="0012e427"/>
    </style:style>
    <style:style style:name="T2" style:family="text">
      <style:text-properties officeooo:rsid="001366e4"/>
    </style:style>
    <style:style style:name="T3" style:family="text">
      <style:text-properties officeooo:rsid="0014f9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.pdf <text:tab/><text:tab/><text:tab/><text:tab/><text:tab/><text:tab/><text:tab/><text:tab/><text:tab/><text:tab/><text:tab/>27-06-2023</text:p>
      <text:p text:style-name="P1"/>
      <text:p text:style-name="P1">Exercise 1.</text:p>
      <text:p text:style-name="P1"/>
      <text:p text:style-name="P1">Answer each of the following questions briefly. The questions are based on the following relational</text:p>
      <text:p text:style-name="P1">schema:</text:p>
      <text:p text:style-name="P1"/>
      <text:p text:style-name="P1">Emp(eid: integer, ename: string, age: integer, salary: real)</text:p>
      <text:p text:style-name="P1">Works(eid: integer, did: integer, pcttime: integer)</text:p>
      <text:p text:style-name="P1">Dept(did: integer, dname: string, budget: real, managerid: integer)</text:p>
      <text:p text:style-name="P1"/>
      <text:p text:style-name="P1">1. Give an example of a foreign key constraint that involves the Dept relation. What are the options for enforcing this constraint when a user attempts to delete a Dept tuple?</text:p>
      <text:p text:style-name="P1"/>
      <text:p text:style-name="P1">We can see that it is natural to assume that the did field of Works should be a foreign key and refer to dept.</text:p>
      <text:p text:style-name="P1"/>
      <text:p text:style-name="P1">CREATE TABLE Works</text:p>
      <text:p text:style-name="P1">(eid INTEGER NOT NULL,</text:p>
      <text:p text:style-name="P1">did INTE<text:span text:style-name="T1">GER NOT NULL,</text:span></text:p>
      <text:p text:style-name="P3">pcttime INTEGER</text:p>
      <text:p text:style-name="P3">PRIMARY KEY(eid,did),</text:p>
      <text:p text:style-name="P3">UNIQUE (eid),</text:p>
      <text:p text:style-name="P3">FORIEGN KEY (did) REFERENCES Dept);</text:p>
      <text:p text:style-name="P3"/>
      <text:p text:style-name="P3">When a user attempts to delete a Dept tuple. There are four options:</text:p>
      <text:p text:style-name="P3"/>
      <text:p text:style-name="P3">a. Also delete all Work tuples that refer to it.</text:p>
      <text:p text:style-name="P3">b. Disallow the deletion of the dept tuple if some works tuplke refers to it.</text:p>
      <text:p text:style-name="P3">c. For every Works tuple that refers to it, set the did field to the did of some(existing) ‘default’ department.</text:p>
      <text:p text:style-name="P3">d. For every works tuple that refers to i, set the did field to null.</text:p>
      <text:p text:style-name="P3"/>
      <text:p text:style-name="P3"/>
      <text:p text:style-name="P3">2. Write the SQL statements required to create the preceding relations, including appropriate= versions of all primary and foreign key integrity constraints.</text:p>
      <text:p text:style-name="P3"/>
      <text:p text:style-name="P3">CREATE TABLE Emp</text:p>
      <text:p text:style-name="P4">(eid <text:tab/><text:tab/><text:span text:style-name="T2">NUMBER(4)</text:span> <text:tab/><text:span text:style-name="T2">CONSTRAINT pk_emp PRIMARY KEY</text:span>,</text:p>
      <text:p text:style-name="P3">ename <text:tab/><text:tab/>varchar2(20) <text:tab/>NOT NULL,</text:p>
      <text:p text:style-name="P3">age <text:tab/><text:tab/>NUMBER <text:tab/>NOT NULL,</text:p>
      <text:p text:style-name="P3">salary<text:tab/><text:tab/>NUMBER <text:tab/>NOT NULL<text:span text:style-name="T2">);</text:span></text:p>
      <text:p text:style-name="P3"/>
      <text:p text:style-name="P3"/>
      <text:p text:style-name="P5">CREATE TABLE Dept</text:p>
      <text:p text:style-name="P5">(did<text:tab/><text:tab/><text:tab/>INTEGER <text:tab/>CONSTRAINT pk_dept PRIMARY KEY,</text:p>
      <text:p text:style-name="P5">budget <text:tab/><text:tab/>NUMBER,</text:p>
      <text:p text:style-name="P5">manager_id <text:tab/><text:tab/>INTEGER <text:tab/>NOT NULL,</text:p>
      <text:p text:style-name="P5">ON DELETE <text:tab/><text:tab/>SET NULL);</text:p>
      <text:p text:style-name="P5"/>
      <text:p text:style-name="P2"/>
      <text:p text:style-name="P2"/>
      <text:p text:style-name="P2"><text:soft-page-break/>CREATE TABLE Works</text:p>
      <text:p text:style-name="P2">(eid INTEGER NOT NULL,</text:p>
      <text:p text:style-name="P2">did INTE<text:span text:style-name="T1">GER NOT NULL,</text:span></text:p>
      <text:p text:style-name="P4">pcttime INTEGER</text:p>
      <text:p text:style-name="P4">PRIMARY KEY(eid,did),</text:p>
      <text:p text:style-name="P4">FORIEGN KEY (did) REFERENCES Dept<text:span text:style-name="T3">(did)</text:span></text:p>
      <text:p text:style-name="P4"><text:span text:style-name="T2">FOREIGN KEY (mana</text:span><text:span text:style-name="T3">ger_id</text:span>);</text:p>
      <text:p text:style-name="P3"/>
      <text:p text:style-name="P3"/>
      <text:p text:style-name="P3"/>
      <text:p text:style-name="P1"><text:tab/><text:tab/><text:tab/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7T09:21:23.508549503</meta:creation-date>
    <dc:date>2023-06-27T09:57:41.908691639</dc:date>
    <meta:editing-duration>PT4M47S</meta:editing-duration>
    <meta:editing-cycles>1</meta:editing-cycles>
    <meta:document-statistic meta:table-count="0" meta:image-count="0" meta:object-count="0" meta:page-count="2" meta:paragraph-count="40" meta:word-count="277" meta:character-count="1730" meta:non-whitespace-character-count="1457"/>
    <meta:generator>LibreOffice/7.3.6.2$Linux_X86_64 LibreOffice_project/30$Build-2</meta:generator>
  </office:meta>
</office:document-meta>
</file>